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Noto Sans Devanagari" svg:font-family="'Noto Sans Devanagari'" style:font-family-generic="swiss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adornments="Livro" style:font-family-generic="swiss" style:font-pitch="variable"/>
    <style:font-face style:name="DejaVu Sans2" svg:font-family="'DejaVu Sans'" style:font-adornments="Negrito" style:font-family-generic="swiss" style:font-pitch="variable"/>
    <style:font-face style:name="Liberation Sans2" svg:font-family="'Liberation Sans', Arial" style:font-family-generic="swiss" style:font-pitch="variable"/>
    <style:font-face style:name="Noto Sans5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mo" svg:font-family="Arimo" style:font-family-generic="system" style:font-pitch="variable"/>
    <style:font-face style:name="DejaVu Sans3" svg:font-family="'DejaVu Sans'" style:font-family-generic="system" style:font-pitch="variable"/>
    <style:font-face style:name="DejaVu Sans1" svg:font-family="'DejaVu Sans'" style:font-adornments="Livro" style:font-family-generic="system" style:font-pitch="variable"/>
    <style:font-face style:name="Liberation Sans1" svg:font-family="'Liberation Sans'" style:font-family-generic="system" style:font-pitch="variable"/>
    <style:font-face style:name="Noto Sans2" svg:font-family="'Noto Sans'" style:font-family-generic="system" style:font-pitch="variable"/>
    <style:font-face style:name="Noto Sans" svg:font-family="'Noto Sans'" style:font-adornments="Livro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paragraph-properties style:writing-mode="lr-tb"/>
    </style:style>
    <style:style style:name="pr2" style:family="presentation" style:parent-style-name="Impress-subtitle"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2.219cm" svg:x="2.2cm" svg:y="8.939cm" presentation:class="title" presentation:user-transformed="true">
          <draw:text-box>
            <text:p>Módulo I - Introdução, estruturas fundamentais</text:p>
          </draw:text-box>
        </draw:frame>
        <draw:frame presentation:style-name="pr2" draw:layer="layout" svg:width="23.8cm" svg:height="2.295cm" svg:x="2.2cm" svg:y="12.175cm" presentation:class="subtitle" presentation:user-transformed="true">
          <draw:text-box>
            <text:p>Matemática Discreta para Computação <text:line-break/>Prof. Sergio Queiroz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1.11cm" svg:x="2cm" svg:y="1.387cm" presentation:class="title" presentation:user-transformed="true">
          <draw:text-box>
            <text:p>Licença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É concedida permissão para copiar, distribuir, transmitir e adaptar estes eslaides sob a Licença Creative Commons Attribution-ShareAlike 4.0 International (CC BY-SA 4.0), disponível em <text:a xlink:href="http://creativecommons.org/licenses/by-sa/4.0/" xlink:type="simple">http://creativecommons.org/licenses/by-sa/4.0/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Bibliografia Livre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spnes, James. Notes on Discrete Mathematics. Disponível em <text:span text:style-name="T1"><text:a xlink:href="https://www.cs.yale.edu/homes/aspnes/classes/202/notes.pdf" xlink:type="simple">https://www.cs.yale.edu/homes/aspnes/classes/202/notes.pdf</text:a></text:span></text:p>
              </text:list-item>
              <text:list-item>
                <text:p>Davies, Stephen. A Cool Brisk Walk Through Discrete Mathematics. Disponível em<text:span text:style-name="T1"> </text:span><text:span text:style-name="T1"><text:a xlink:href="http://www.allthemath.org/vol-i/" xlink:type="simple">http://www.allthemath.org/vol-i/</text:a></text:span><text:s/></text:p>
              </text:list-item>
              <text:list-item>
                <text:p>Hefferon, Jim. Theory of Computation, Making Connections. Disponível em <text:span text:style-name="T1"><text:a xlink:href="http://joshua.smcvt.edu/computation" xlink:type="simple">http://joshua.smcvt.edu/computation</text:a></text:span><text:s/></text:p>
              </text:list-item>
              <text:list-item>
                <text:p>Levin, Oscar. Discrete Mathematics: An Open Introduction. Disponível em <text:span text:style-name="T1"><text:a xlink:href="http://discrete.openmathbooks.org/" xlink:type="simple">http://discrete.openmathbooks.org</text:a></text:span><text:span text:style-name="T1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Noto Sans Devanagari" svg:font-family="'Noto Sans Devanagari'" style:font-family-generic="swiss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adornments="Livro" style:font-family-generic="swiss" style:font-pitch="variable"/>
    <style:font-face style:name="DejaVu Sans2" svg:font-family="'DejaVu Sans'" style:font-adornments="Negrito" style:font-family-generic="swiss" style:font-pitch="variable"/>
    <style:font-face style:name="Liberation Sans2" svg:font-family="'Liberation Sans', Arial" style:font-family-generic="swiss" style:font-pitch="variable"/>
    <style:font-face style:name="Noto Sans5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mo" svg:font-family="Arimo" style:font-family-generic="system" style:font-pitch="variable"/>
    <style:font-face style:name="DejaVu Sans3" svg:font-family="'DejaVu Sans'" style:font-family-generic="system" style:font-pitch="variable"/>
    <style:font-face style:name="DejaVu Sans1" svg:font-family="'DejaVu Sans'" style:font-adornments="Livro" style:font-family-generic="system" style:font-pitch="variable"/>
    <style:font-face style:name="Liberation Sans1" svg:font-family="'Liberation Sans'" style:font-family-generic="system" style:font-pitch="variable"/>
    <style:font-face style:name="Noto Sans2" svg:font-family="'Noto Sans'" style:font-family-generic="system" style:font-pitch="variable"/>
    <style:font-face style:name="Noto Sans" svg:font-family="'Noto Sans'" style:font-adornments="Livro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3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Noto Sans Devanagari1" style:font-family-asian="'Noto Sans Devanagari'" style:font-pitch-asian="variable" style:font-size-asian="28pt" style:font-weight-asian="bold"/>
    </style:style>
    <style:style style:name="Índice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Noto Sans Devanagari" style:font-family-asian="'Noto Sans Devanagari'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DejaVu Sans" fo:font-family="'DejaVu Sans'" style:font-style-name="Livro" style:font-family-generic="swiss" style:font-pitch="variable" fo:font-size="12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style-name="Livro" style:font-family-generic="swiss" style:font-pitch="variable" fo:font-size="26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55cm" fo:text-indent="0cm"/>
      <style:text-properties fo:color="#333333" style:text-outline="false" style:text-line-through-style="none" style:text-line-through-type="none" style:font-name="DejaVu Sans" fo:font-family="'DejaVu Sans'" style:font-style-name="Livro" style:font-family-generic="swiss" style:font-pitch="variable" fo:font-size="16.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6cm" fo:text-indent="0cm"/>
      <style:text-properties fo:color="#333333" style:font-name="DejaVu Sans" fo:font-family="'DejaVu Sans'" style:font-style-name="Livro" style:font-family-generic="swiss" style:font-pitch="variable" fo:font-size="16.5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5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5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5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5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5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style-name="Livro" style:font-family-generic="swiss" style:font-pitch="variable" fo:font-size="2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DejaVu Sans2" fo:font-family="'DejaVu Sans'" style:font-style-name="Negrito" style:font-family-generic="swiss" style:font-pitch="variable" fo:font-size="27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DejaVu Sans" fo:font-family="'DejaVu Sans'" style:font-style-name="Livro" style:font-family-generic="swiss" style:font-pitch="variable" fo:font-size="12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style-name="Livro" style:font-family-generic="swiss" style:font-pitch="variable" fo:font-size="18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19cm" fo:text-indent="0cm"/>
      <style:text-properties fo:color="#333333" style:text-outline="false" style:text-line-through-style="none" style:text-line-through-type="none" style:font-name="DejaVu Sans" fo:font-family="'DejaVu Sans'" style:font-style-name="Livro" style:font-family-generic="swiss" style:font-pitch="variable" fo:font-size="1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16.5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15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15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15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15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15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DejaVu Sans2" fo:font-family="'DejaVu Sans'" style:font-style-name="Negrito" style:font-family-generic="swiss" style:font-pitch="variable" fo:font-size="27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style:style style:name="MT3" style:family="text">
      <style:text-properties style:font-name="Noto Sans2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5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8.875cm" svg:height="1.086cm" svg:x="9.576cm" svg:y="14.347cm" presentation:class="footer">
        <draw:text-box>
          <text:p text:style-name="MP6"><text:span text:style-name="MT3">Matemática Discreta para Computação </text:span><text:span text:style-name="MT3"><text:line-break/></text:span><text:span text:style-name="MT3">Prof. Sergio Queiroz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5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1:31:33.367784620</meta:creation-date>
    <meta:editing-duration>PT35M17S</meta:editing-duration>
    <meta:editing-cycles>5</meta:editing-cycles>
    <meta:generator>LibreOffice/6.4.6.2$Linux_X86_64 LibreOffice_project/40$Build-2</meta:generator>
    <dc:title>Impress</dc:title>
    <dc:date>2021-01-07T15:21:43.466730644</dc:date>
    <meta:document-statistic meta:object-count="45"/>
  </office:meta>
</office:document-meta>
</file>